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m del Projecte: </text:h>
      <text:h text:style-name="Heading_20_2" text:outline-level="2">Alumnes:</text:h>
      <text:h text:style-name="Heading_20_2" text:outline-level="2">Descripció bàsica:</text:h>
      <text:p text:style-name="Text_20_body"/>
      <text:h text:style-name="Heading_20_2" text:outline-level="2">Anàlisi funcional:</text:h>
      <text:p text:style-name="Text_20_body"/>
      <text:h text:style-name="Heading_20_2" text:outline-level="2">Anàlisi no funcional: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ònica Arceda</meta:initial-creator>
    <meta:creation-date>2013-03-17T15:18:43</meta:creation-date>
    <dc:date>2013-03-17T15:23:19</dc:date>
    <dc:creator>Mònica Arceda</dc:creator>
    <meta:editing-duration>P0D</meta:editing-duration>
    <meta:editing-cycles>1</meta:editing-cycles>
    <meta:document-statistic meta:table-count="0" meta:image-count="0" meta:object-count="0" meta:page-count="1" meta:paragraph-count="5" meta:word-count="11" meta:character-count="83" meta:non-whitespace-character-count="76"/>
    <meta:generator>LibreOffice/3.5$Linux_x86 LibreOffice_project/350m1$Build-2</meta:generator>
  </office:meta>
</office:document-meta>
</file>